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4a7f" officeooo:paragraph-rsid="001e4a7f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tyle="normal" style:text-underline-style="none" fo:font-weight="normal" officeooo:rsid="001e4a7f" officeooo:paragraph-rsid="001e4a7f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Assignment 4</text:p>
      <text:p text:style-name="P2"/>
      <text:p text:style-name="P2">Submitted By: Eavanshi Arora (201501115)<text:line-break/>: Nikita Agarwal (20150104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32:06.439359486</meta:creation-date>
    <dc:date>2017-03-26T20:33:24.286407108</dc:date>
    <meta:editing-duration>PT1M18S</meta:editing-duration>
    <meta:editing-cycles>1</meta:editing-cycles>
    <meta:document-statistic meta:table-count="0" meta:image-count="0" meta:object-count="0" meta:page-count="1" meta:paragraph-count="2" meta:word-count="12" meta:character-count="90" meta:non-whitespace-character-count="80"/>
    <meta:generator>LibreOffice/5.1.6.2$Linux_X86_64 LibreOffice_project/10m0$Build-2</meta:generator>
  </office:meta>
</office:document-meta>
</file>